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3.2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>
            <text:p>Lesker alternative</text:p>
          </table:table-cell>
          <table:table-cell table:style-name="ce1"/>
          <table:table-cell table:style-name="ce1" office:value-type="string">
            <text:p>Labfacility alternative</text:p>
          </table:table-cell>
          <table:table-cell table:style-name="ce1" table:number-columns-repeated="1020"/>
        </table:table-row>
        <table:table-row table:style-name="ro3">
          <table:table-cell table:style-name="ce2"/>
          <table:table-cell table:style-name="ce2" office:value-type="string">
            <text:p>Type of component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Type of component</text:p>
          </table:table-cell>
          <table:table-cell table:style-name="ce2" office:value-type="string">
            <text:p>Price</text:p>
          </table:table-cell>
          <table:table-cell table:style-name="ce2" table:number-columns-repeated="1019"/>
        </table:table-row>
        <table:table-row table:style-name="ro4">
          <table:table-cell/>
          <table:table-cell office:value-type="string">
            <text:p><text:a xlink:href="http://www.lesker.com/newweb/feedthroughs/instrument_feedthroughs_multipin_mpt_singleend.cfm?pgid=cf" xlink:type="simple">7-pin instrumentation feedthrough</text:a></text:p>
          </table:table-cell>
          <table:table-cell office:value-type="string">
            <text:p>230 €</text:p>
          </table:table-cell>
          <table:table-cell office:value-type="string">
            <text:p><text:a xlink:href="http://www.lesker.com/newweb/feedthroughs/instrument_feedthroughs_multipin_mpt_singleend.cfm?pgid=cf" xlink:type="simple">7-pin instrumentation feedthrough</text:a></text:p>
          </table:table-cell>
          <table:table-cell office:value-type="string">
            <text:p>230 €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<text:a xlink:href="http://www.lesker.com/newweb/feedthroughs/thermocouple_feedthroughs_typek_miniplug_singleend.cfm?pgid=cf" xlink:type="simple">4-channel thermocouple feedthrough</text:a></text:p>
          </table:table-cell>
          <table:table-cell office:value-type="string">
            <text:p>425 €</text:p>
          </table:table-cell>
          <table:table-cell office:value-type="string">
            <text:p><text:a xlink:href="http://no.farnell.com/labfacility/ma-isk-s15-500-p1-2-0-c2-t/sensor-t-couple-mi-k-s-s-1-5x500mm/dp/1289623?Ntt=1289623#accessories" xlink:type="simple">ThermoCoax</text:a></text:p>
          </table:table-cell>
          <table:table-cell office:value-type="string">
            <text:p>250 NOK per channel</text:p>
          </table:table-cell>
          <table:table-cell table:number-columns-repeated="1019"/>
        </table:table-row>
        <table:table-row table:style-name="ro4">
          <table:table-cell office:value-type="string">
            <text:p>Alternative</text:p>
          </table:table-cell>
          <table:table-cell office:value-type="string">
            <text:p><text:a xlink:href="http://www.lesker.com/newweb/feedthroughs/thermocouple_feedthroughs_typek_miniplug_singleend.cfm?pgid=cf" xlink:type="simple">3-channel thermocouple feedthrough</text:a></text:p>
          </table:table-cell>
          <table:table-cell office:value-type="string">
            <text:p>240 €</text:p>
          </table:table-cell>
          <table:table-cell office:value-type="string">
            <text:p><text:a xlink:href="https://www.labfacility.com/stainless-steel-compression-fittings-tapered-thread-p215-pg114/#" xlink:type="simple">Compression fitting for ThermoCoax</text:a></text:p>
          </table:table-cell>
          <table:table-cell office:value-type="string">
            <text:p>N/A (guess = 100 NOK per channel)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<text:a xlink:href="http://www.lesker.com/newweb/feedthroughs/wire_thermocouple_junctions.cfm?pgid=0" xlink:type="simple">Thermocouple junction</text:a> (welded tip = usable probe)</text:p>
          </table:table-cell>
          <table:table-cell office:value-type="string">
            <text:p>P.O.R (guess = 40 € per channel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http://www.lesker.com/newweb/feedthroughs/wire_thermocouple.cfm?pgid=0" xlink:type="simple">Extension wire/compensating wire</text:a></text:p>
          </table:table-cell>
          <table:table-cell office:value-type="string">
            <text:p>4 € per 300 mm per channe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" office:value-type="string">
            <text:p>Total price in NOK</text:p>
          </table:table-cell>
          <table:table-cell/>
          <table:table-cell table:style-name="ce6" office:value-type="string">
            <text:p>Total price in NOK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High cost in EUR</text:p>
          </table:table-cell>
          <table:table-cell table:style-name="ce3" office:value-type="float" office:value="863">
            <text:p>863</text:p>
          </table:table-cell>
          <table:table-cell table:style-name="ce3" table:formula="of:=8.25*[.B11]" office:value-type="float" office:value="7119.75">
            <text:p>7119.75</text:p>
          </table:table-cell>
          <table:table-cell table:style-name="ce7" office:value-type="string">
            <text:p>Non-conformant arguments :-P</text:p>
          </table:table-cell>
          <table:table-cell table:style-name="ce3" office:value-type="float" office:value="3300">
            <text:p>3300</text:p>
          </table:table-cell>
          <table:table-cell table:style-name="ce3" table:number-columns-repeated="1019"/>
        </table:table-row>
        <table:table-row table:style-name="ro3">
          <table:table-cell table:style-name="ce4"/>
          <table:table-cell table:style-name="ce5" office:value-type="string">
            <text:p>With ~15% discount</text:p>
          </table:table-cell>
          <table:table-cell table:formula="of:=0.85*[.C11]" office:value-type="float" office:value="6051.7875">
            <text:p>6051.7875</text:p>
          </table:table-cell>
          <table:table-cell table:style-name="ce4" table:number-columns-repeated="1021"/>
        </table:table-row>
        <table:table-row table:style-name="ro5">
          <table:table-cell table:style-name="ce3" office:value-type="string">
            <text:p>Low cost</text:p>
          </table:table-cell>
          <table:table-cell table:style-name="ce3" office:value-type="float" office:value="626">
            <text:p>626</text:p>
          </table:table-cell>
          <table:table-cell table:style-name="ce3" table:formula="of:=8.25*[.B13]" office:value-type="float" office:value="5164.5">
            <text:p>5164.5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With ~15% discount</text:p>
          </table:table-cell>
          <table:table-cell table:formula="of:=0.85*[.C13]" office:value-type="float" office:value="4389.825">
            <text:p>4389.82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Ghini</meta:initial-creator>
    <meta:creation-date>2014-03-11T19:16:33</meta:creation-date>
    <meta:generator>LibreOffice/4.0.2.2$Linux_X86_64 LibreOffice_project/400m0$Build-2</meta:generator>
    <dc:date>2014-03-11T19:45:05</dc:date>
    <dc:creator>Jonas Ghini</dc:creator>
    <meta:editing-duration>PT1M36S</meta:editing-duration>
    <meta:editing-cycles>2</meta:editing-cycles>
    <meta:document-statistic meta:table-count="1" meta:cell-count="37" meta:object-count="0"/>
  </office:meta>
</office:document-meta>
</file>